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ae6c6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1dc957" officeooo:paragraph-rsid="001dc957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1ae6c6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FreeSans" officeooo:rsid="0020e0aa" officeooo:paragraph-rsid="0020e0aa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18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f682c" officeooo:paragraph-rsid="001f682c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officeooo:rsid="001ae6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spaço para revelar talentos traz ideias inovadoras para problemas cotidianos</text:p>
      <text:p text:style-name="P1"/>
      <text:p text:style-name="P1"><text:s/></text:p>
      <text:p text:style-name="P16"><text:span text:style-name="T3">Fórum Internacional Software Livre (FISL) apresentou projetos de novos empreendedores</text:span></text:p>
      <text:p text:style-name="P16"><text:span text:style-name="T3"><text:s/></text:span></text:p>
      <text:p text:style-name="P16"><text:span text:style-name="T3"/></text:p>
      <text:p text:style-name="P16"><text:span text:style-name="T3">Criado para aqueles que tem uma empresa, ideia ou projeto e precisam de apoio para se estruturar e ganhar o mercado o InvestForum foi uma das principais atrações da sexta-feira (09/05) no 15 Fórum Internacional Software Livre (FISL15), em Porto Alegre. Os empreendedores tiveram espaço para apresentar suas ideias de softwares ou hardwares que, obrigatoriamente devem ser livres/open source. As propostas são pré-avaliados por uma equipe formada por investidores e parceiros.</text:span></text:p>
      <text:p text:style-name="P16"><text:span text:style-name="T3"></text:span></text:p>
      <text:p text:style-name="P16"><text:span text:style-name="T3">- Entendemos que existem muitas equipes com ótimas idéias. Uma das novidades é que além da apresentação de projeto queremos dar qualificação e treinamento para o pessoal, ensinando, por exemplo, como abordar tópicos importante e como fazer uma apresentação para investidores - explicou a coordenadora do InvestForum, Gisele Oliveira.</text:span></text:p>
      <text:p text:style-name="P16"><text:span text:style-name="T3"></text:span></text:p>
      <text:p text:style-name="P16"><text:span text:style-name="T3">Com um projeto voltado à área da educação, Vanessa Parisi quer informatizar os cadernos de chamadas dos professores. A intenção da empreendedora, que apresentou o projeto aos aceleradores do InvestForum, é evitar erros e facilitar o exercício da profissão de quem leciona.</text:span></text:p>
      <text:p text:style-name="P16"><text:span text:style-name="T3"></text:span></text:p>
      <text:p text:style-name="P16"><text:span text:style-name="T3">- Apresentei um projeto de chamada digital e informatizada, levando em conta que alguns professores possuem mais de 30 cadernos de chamadas e ocorrem muitos erros. Eles sabem que existem muitas oportunidades de informatização com celular, tablet e notebook, só falta aprofundar a ideia - destacou Vanessa Parisi.</text:span></text:p>
      <text:p text:style-name="P16"><text:span text:style-name="T3"></text:span></text:p>
      <text:p text:style-name="P16"><text:span text:style-name="T3">Diretor de uma das aceleradoras que estavam presentes na InvestForum, a Outsource Brazil, Robert Janssen demonstrou casos de sucesso aos empreendedores presentes e destacou a persistência como fator que diferencia muitos profissionais.</text:span></text:p>
      <text:p text:style-name="P16"><text:span text:style-name="T3"></text:span></text:p>
      <text:p text:style-name="P16"><text:span text:style-name="T3">- Quero parabenizar todos os empreendedores. É bom que a gente mantenha o pensamento de que nenhum de nós é tão capaz como todos nós juntos. Fica como mensagem que é necessário lutar e persistir nos nossos sonhos. Não se faz nada do dia pra noite. No camnho vão existir tropeços, mas não podemos parar de pe</text:span>rseverar - finalizou Robert Janssen.</text:p>
      <text:p text:style-name="P15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/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<text:soft-page-break/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1"><text:a xlink:type="simple" xlink:href="http://comunicacao.softwarelivre.org/fisl15"><text:span text:style-name="T2">http://comunicacao.softwarelivre.org/fisl15</text:span></text:a></text:p>
      <text:p text:style-name="P9"/>
      <text:p text:style-name="P8">Fotos em alta resolução da última edição do FISL:</text:p>
      <text:p text:style-name="P12"><text:a xlink:type="simple" xlink:href="https://www.flickr.com/photos/fisl14"><text:span text:style-name="T1">https://www.flickr.com/photos/fisl14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16</meta:editing-cycles>
    <meta:creation-date>2014-04-30T13:37:00</meta:creation-date>
    <dc:date>2014-05-09T22:22:10.170541657</dc:date>
    <meta:editing-duration>PT23M50S</meta:editing-duration>
    <meta:generator>LibreOffice/4.1.2.3$Linux_X86_64 LibreOffice_project/410m0$Build-3</meta:generator>
    <meta:document-statistic meta:table-count="0" meta:image-count="0" meta:object-count="0" meta:page-count="2" meta:paragraph-count="27" meta:word-count="461" meta:character-count="3123" meta:non-whitespace-character-count="266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